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Table_20_Heading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text-properties officeooo:paragraph-rsid="0025f146"/>
    </style:style>
    <style:style style:name="P4" style:family="paragraph" style:parent-style-name="Table_20_Contents">
      <style:text-properties officeooo:rsid="003063ce" officeooo:paragraph-rsid="003063ce"/>
    </style:style>
    <style:style style:name="P5" style:family="paragraph" style:parent-style-name="Table_20_Contents">
      <style:text-properties officeooo:rsid="003372ff" officeooo:paragraph-rsid="003372ff"/>
    </style:style>
    <style:style style:name="P6" style:family="paragraph" style:parent-style-name="Text_20_body">
      <style:text-properties officeooo:rsid="0011f5a1" officeooo:paragraph-rsid="0011f5a1"/>
    </style:style>
    <style:style style:name="P7" style:family="paragraph" style:parent-style-name="Text_20_body">
      <style:text-properties officeooo:rsid="0010a8ae" officeooo:paragraph-rsid="0010a8ae"/>
    </style:style>
    <style:style style:name="P8" style:family="paragraph" style:parent-style-name="Text_20_body">
      <style:text-properties fo:font-style="italic" fo:font-weight="bold" officeooo:rsid="0014d154" officeooo:paragraph-rsid="0010a8ae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officeooo:rsid="0014d154" officeooo:paragraph-rsid="0014d154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officeooo:rsid="00224342" officeooo:paragraph-rsid="00224342"/>
    </style:style>
    <style:style style:name="P11" style:family="paragraph" style:parent-style-name="Text_20_body">
      <style:text-properties officeooo:rsid="00224342" officeooo:paragraph-rsid="0025f146"/>
    </style:style>
    <style:style style:name="P12" style:family="paragraph" style:parent-style-name="Text_20_body">
      <style:text-properties officeooo:rsid="00224342" officeooo:paragraph-rsid="00434dee"/>
    </style:style>
    <style:style style:name="P13" style:family="paragraph" style:parent-style-name="Text_20_body">
      <style:text-properties officeooo:rsid="0026b2c2" officeooo:paragraph-rsid="0026b2c2"/>
    </style:style>
    <style:style style:name="P14" style:family="paragraph" style:parent-style-name="Text_20_body">
      <style:text-properties officeooo:rsid="002b9acc" officeooo:paragraph-rsid="002b9acc"/>
    </style:style>
    <style:style style:name="P15" style:family="paragraph" style:parent-style-name="Imio_20_tableau_20_dest">
      <style:text-properties officeooo:paragraph-rsid="003902de"/>
    </style:style>
    <style:style style:name="P16" style:family="paragraph" style:parent-style-name="Imio_20_tableau_20_dest">
      <style:text-properties officeooo:rsid="003db301" officeooo:paragraph-rsid="003db301"/>
    </style:style>
    <style:style style:name="P17" style:family="paragraph" style:parent-style-name="Frame_20_contents">
      <style:text-properties officeooo:rsid="0043a6c5" officeooo:paragraph-rsid="0043a6c5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b623e"/>
    </style:style>
    <style:style style:name="T2" style:family="text">
      <style:text-properties officeooo:rsid="002d7264"/>
    </style:style>
    <style:style style:name="T3" style:family="text">
      <style:text-properties officeooo:rsid="00355ff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 Condensed" fo:font-size="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Condensed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name="Ubuntu Condensed" fo:font-size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94705794443280" text:id="ct94705794443280">
          <text:insertion>
            <office:change-info>
              <dc:creator>Gaetan Delannay</dc:creator>
              <dc:date>2006-10-24T08:58:00</dc:date>
            </office:change-info>
          </text:insertion>
        </text:changed-region>
        <text:changed-region xml:id="ct94705798519232" text:id="ct94705798519232">
          <text:insertion>
            <office:change-info>
              <dc:creator>Gaetan Delannay</dc:creator>
              <dc:date>2006-10-24T08:52:00</dc:date>
            </office:change-info>
          </text:insertion>
        </text:changed-region>
        <text:changed-region xml:id="ct94705781319680" text:id="ct94705781319680">
          <text:insertion>
            <office:change-info>
              <dc:creator>Gaetan Delannay</dc:creator>
              <dc:date>2006-10-24T08:52:00</dc:date>
            </office:change-info>
          </text:insertion>
        </text:changed-region>
        <text:changed-region xml:id="ct94705796818928" text:id="ct94705796818928">
          <text:insertion>
            <office:change-info>
              <dc:creator>Gaetan Delannay</dc:creator>
              <dc:date>2006-10-24T08:5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ection1">
        <text:h text:style-name="Heading_20_1" text:outline-level="1">Table <text:change-start text:change-id="ct94705794443280"/>group.name<text:change-end text:change-id="ct94705794443280"/><office:annotation><dc:creator>GDE</dc:creator><dc:date>2006-10-24T00:00:00</dc:date><text:p><text:span text:style-name="T5">do section with sectionProtected=True</text:span></text:p><text:p><text:span text:style-name="T5">for group in groups</text:span></text:p></office:annotation></text:h>
        <table:table table:name="Tableau2" table:style-name="Tableau2">
          <table:table-column table:style-name="Tableau2.A" table:number-columns-repeated="3"/>
          <table:table-header-rows>
            <table:table-row>
              <table:table-cell table:style-name="Tableau2.A1" office:value-type="string">
                <text:p text:style-name="P1"><office:annotation><dc:creator>GDE</dc:creator><dc:date>2006-10-25T00:00:00</dc:date><text:p><text:span text:style-name="T10">do table if group.persons</text:span></text:p></office:annotation>First name</text:p>
              </table:table-cell>
              <table:table-cell table:style-name="Tableau2.A1" office:value-type="string">
                <text:p text:style-name="P1">Last name</text:p>
              </table:table-cell>
              <table:table-cell table:style-name="Tableau2.C1" office:value-type="string">
                <text:p text:style-name="P1">Address</text:p>
              </table:table-cell>
            </table:table-row>
          </table:table-header-rows>
          <table:table-row>
            <table:table-cell table:style-name="Tableau2.B2" office:value-type="string">
              <text:p text:style-name="P2"><office:annotation><dc:creator>GDE</dc:creator><dc:date>2006-10-24T00:00:00</dc:date><text:p><text:span text:style-name="T10">do row for p in group.persons</text:span></text:p></office:annotation><text:change-start text:change-id="ct94705798519232"/>p.firstName<text:change-end text:change-id="ct94705798519232"/></text:p>
            </table:table-cell>
            <table:table-cell table:style-name="Tableau2.B2" office:value-type="string">
              <text:p text:style-name="P2"><text:change-start text:change-id="ct94705781319680"/>p.lastName<text:change-end text:change-id="ct94705781319680"/></text:p>
            </table:table-cell>
            <table:table-cell table:style-name="Tableau2.C2" office:value-type="string">
              <text:p text:style-name="P2"><text:change-start text:change-id="ct94705796818928"/>p.address<text:change-end text:change-id="ct94705796818928"/></text:p>
            </table:table-cell>
          </table:table-row>
        </table:table>
        <text:p text:style-name="Standard"><office:annotation><dc:creator>GDE</dc:creator><dc:date>2006-10-24T00:00:00</dc:date><text:p><text:span text:style-name="T10">do text if not group.persons</text:span></text:p></office:annotation>This group does not contain any person.</text:p>
      </text:section>
      <text:p text:style-name="Text_20_body"/>
      <text:p text:style-name="P8">Combined statement with-for-if</text:p>
      <text:p text:style-name="P7"><office:annotation><dc:creator>Auteur inconnu</dc:creator><dc:date>2017-03-14T09:30:44</dc:date><text:p text:style-name="P18"><text:span text:style-name="T9">do text meta-if True</text:span></text:p><text:p text:style-name="P18"><text:span text:style-name="T9">with gs = groups</text:span></text:p><text:p text:style-name="P18"><text:span text:style-name="T9">for g in gs</text:span></text:p><text:p text:style-name="P18"><text:span text:style-name="T9">if g.persons</text:span></text:p></office:annotation><text:conditional-text text:condition="ooow:true" text:string-value-if-true="&quot;', '.join([p.firstName for p in g.persons])&quot;" text:string-value-if-false="">', '.join([p.firstName for p in g.persons])</text:conditional-text></text:p>
      <text:p text:style-name="P9">Combined statement for-with</text:p>
      <text:p text:style-name="P6"><office:annotation><dc:creator>Auteur inconnu</dc:creator><dc:date>2017-03-14T09:41:39</dc:date><text:p text:style-name="P18"><text:span text:style-name="T9">do text for group in groups</text:span></text:p><text:p text:style-name="P18"><text:span text:style-name="T9">with persons=group.persons</text:span></text:p></office:annotation>Nb of persons in <text:conditional-text text:condition="ooow:true" text:string-value-if-true="group.name" text:string-value-if-false="">group.name</text:conditional-text> : <text:conditional-text text:condition="ooow:true" text:string-value-if-true="len(persons)" text:string-value-if-false="">len(persons)</text:conditional-text></text:p>
      <text:p text:style-name="P9">Combined statement for-with-for-if</text:p>
      <text:p text:style-name="P6"><office:annotation><dc:creator>Auteur inconnu</dc:creator><dc:date>2017-03-14T09:47:21</dc:date><text:p text:style-name="P18"><text:span text:style-name="T8">do text with gs = groups</text:span></text:p><text:p text:style-name="P18"><text:span text:style-name="T8">for group in gs</text:span></text:p><text:p text:style-name="P18"><text:span text:style-name="T8">with persons=group.persons</text:span></text:p><text:p text:style-name="P18"><text:span text:style-name="T8">for p in persons</text:span></text:p><text:p text:style-name="P18"><text:span text:style-name="T8">if p.name.startswith('P') or p.name.startswith('R')</text:span></text:p></office:annotation><text:conditional-text text:condition="ooow:true" text:string-value-if-true="p.firstName" text:string-value-if-false="">p.firstName</text:conditional-text><text:s/><text:conditional-text text:condition="ooow:true" text:string-value-if-true="p.name" text:string-value-if-false="">p.name</text:conditional-text></text:p>
      <text:p text:style-name="P10"><office:annotation><dc:creator>Auteur inconnu</dc:creator><dc:date>2017-03-14T16:39:33</dc:date><text:p text:style-name="P18"><text:span text:style-name="T8">do text meta-if False</text:span></text:p><text:p text:style-name="P18"><text:span text:style-name="T8">for group in groups</text:span></text:p></office:annotation>This must be left <text:conditional-text text:condition="ooow:&quot;False&quot;" text:string-value-if-true="len(groups)" text:string-value-if-false="">len(groups)</text:conditional-text><text:s/>as is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office:annotation><dc:creator>Auteur inconnu</dc:creator><dc:date>2017-03-21T17:23:08</dc:date><text:p text:style-name="P18"><text:span text:style-name="T9">do row for a, b, c in subListA</text:span></text:p></office:annotation><text:conditional-text text:condition="ooow:true" text:string-value-if-true="a" text:string-value-if-false="">a</text:conditional-text></text:p>
          </table:table-cell>
          <table:table-cell table:style-name="Tableau1.A1" office:value-type="string">
            <text:p text:style-name="P3"><text:conditional-text text:condition="ooow:true" text:string-value-if-true="b" text:string-value-if-false="">b</text:conditional-text></text:p>
          </table:table-cell>
          <table:table-cell table:style-name="Tableau1.C1" office:value-type="string">
            <text:p text:style-name="P3"><text:conditional-text text:condition="ooow:true" text:string-value-if-true="c" text:string-value-if-false="">c</text:conditional-text></text:p>
          </table:table-cell>
        </table:table-row>
      </table:table>
      <text:p text:style-name="P11"><office:annotation><dc:creator>Auteur inconnu</dc:creator><dc:date>2017-03-21T17:24:25</dc:date><text:p text:style-name="P18"><text:span text:style-name="T8">do text for x, y in subListB</text:span></text:p></office:annotation><text:conditional-text text:condition="ooow:true" text:string-value-if-true="x" text:string-value-if-false="">x</text:conditional-text> :<text:conditional-text text:condition="ooow:true" text:string-value-if-true="y" text:string-value-if-false="">y</text:conditional-text></text:p>
      <text:section text:style-name="Sect1" text:name="MetaIfSection">
        <text:p text:style-name="P13"><office:annotation><dc:creator>Auteur inconnu</dc:creator><dc:date>2017-11-24T09:23:05.831952289</dc:date><text:p text:style-name="P18"><text:span text:style-name="T9">do section- meta-if True</text:span></text:p></office:annotation><text:span text:style-name="T1">The section should be removed, and its content kept (test that « minus » works with « meta-if »)</text:span></text:p>
      </text:section>
      <text:section text:style-name="Sect1" text:name="MetaIfSection2">
        <text:p text:style-name="P14"><office:annotation><dc:creator>Auteur inconnu</dc:creator><dc:date>2017-11-24T10:26:45.624437004</dc:date><text:p text:style-name="P18"><text:span text:style-name="T8">do section- meta-if False</text:span></text:p></office:annotation>Ensure that this section <text:span text:style-name="T2">is kept (the note’s « minus » has not been interpreted)</text:span>.</text:p>
      </text:section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<office:annotation><dc:creator>Auteur inconnu</dc:creator><dc:date>2017-11-24T11:18:17.710305556</dc:date><text:p text:style-name="P18"><text:span text:style-name="T8">do table- meta-if False</text:span></text:p></office:annotation>Test a meta-if (text) within a <office:annotation><dc:creator>Auteur inconnu</dc:creator><dc:date>2017-11-24T11:19:13.066493980</dc:date><text:p text:style-name="P18"><text:span text:style-name="T8">do text meta-if False</text:span></text:p></office:annotation>meta-if (table)</text:p>
            <text:p text:style-name="P5"><text:span text:style-name="T3">Second paragraph</text:span><office:annotation><dc:creator>Auteur inconnu</dc:creator><dc:date>2017-11-24T11:43:50.138934554</dc:date><text:p text:style-name="P18"><text:span text:style-name="T8">do text meta-if False</text:span></text:p></office:annotation>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5"><office:annotation><dc:creator>sge</dc:creator><dc:date>2017-08-04T15:13:24</dc:date><text:p text:style-name="P18"><text:span text:style-name="T7">do cell meta-if False</text:span></text:p></office:annotation><text:span text:style-name="T4"><office:annotation><dc:creator>sge</dc:creator><dc:date>2018-02-21T10:26:18</dc:date><text:p text:style-name="P18"><text:span text:style-name="T7">do text meta-if False</text:span></text:p></office:annotation></text:span><text:span text:style-name="T4"><text:conditional-text text:condition="ooow:&quot;True&quot;" text:string-value-if-true="para" text:string-value-if-false="">para</text:conditional-text></text:span></text:p>
            <text:p text:style-name="P16">Para</text:p>
          </table:table-cell>
        </table:table-row>
      </table:table>
      <text:p text:style-name="P12"><draw:frame draw:style-name="fr1" draw:name="Cadre1" text:anchor-type="paragraph" svg:x="0.538cm" svg:y="0.282cm" svg:width="2cm" draw:z-index="0"><draw:text-box fo:min-height="0.499cm"><text:p text:style-name="P17">Test<office:annotation><dc:creator>Auteur inconnu</dc:creator><dc:date>2019-08-01T15:00:58.952336955</dc:date><text:p text:style-name="P18"><text:span text:style-name="T6">do frame if False</text:span></text:p></office:annotation></text:p></draw:text-box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mio_20_tableau_20_dest" style:display-name="Imio tableau dest" style:family="paragraph" style:parent-style-name="Table_20_Contents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meta:initial-creator>Gaetan Delannay</meta:initial-creator>
    <meta:creation-date>2006-10-19T09:20:48</meta:creation-date>
    <dc:date>2019-08-01T15:30:18.496268540</dc:date>
    <dc:language>fr-BE</dc:language>
    <meta:editing-cycles>59</meta:editing-cycles>
    <meta:editing-duration>PT5H48M18S</meta:editing-duration>
    <meta:document-statistic meta:table-count="4" meta:image-count="0" meta:object-count="0" meta:page-count="1" meta:paragraph-count="26" meta:word-count="100" meta:character-count="599" meta:non-whitespace-character-count="525"/>
    <meta:user-defined meta:name="Info 1"/>
    <meta:user-defined meta:name="Info 2"/>
    <meta:user-defined meta:name="Info 3"/>
    <meta:user-defined meta:name="Info 4"/>
  </office:meta>
</office:document-meta>
</file>